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11-28T23:32:22</meta:creation-date>
    <dc:language>fi-FI</dc:language>
    <meta:editing-cycles>2</meta:editing-cycles>
    <meta:editing-duration>PT00H00M19S</meta:editing-duration>
    <meta:initial-creator>EclipseSpark </meta:initial-creator>
    <dc:date>2011-11-28T23:32:40</dc:date>
    <dc:creator>EclipseSpark 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